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2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83.5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mm"/>
      <style:text-properties fo:color="#800000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mm"/>
      <style:text-properties fo:color="#009900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2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border="0.26pt solid #000000"/>
      <style:paragraph-properties fo:text-align="start" fo:margin-left="0mm"/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ffff" fo:wrap-option="wrap" fo:border="0.26pt solid #000000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mm"/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fo:border="0.26pt solid #000000"/>
      <style:paragraph-properties fo:text-align="start" fo:margin-left="0mm"/>
      <style:text-properties fo:color="#800000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 fo:border="0.2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wrap-option="wrap" fo:border="0.2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border="0.26pt solid #000000"/>
      <style:paragraph-properties fo:text-align="start" fo:margin-left="0mm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ff" style:text-align-source="fix" style:repeat-content="false" fo:border="0.26pt solid #000000"/>
      <style:paragraph-properties fo:text-align="start" fo:margin-left="0mm"/>
      <style:text-properties fo:color="#009900" style:font-name="Comic Sans M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mm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wrap" fo:border="0.2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0.26pt solid #000000"/>
      <style:paragraph-properties fo:text-align="start" fo:margin-left="0mm"/>
      <style:text-properties fo:color="#800000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26pt solid #000000"/>
      <style:paragraph-properties fo:text-align="start" fo:margin-left="0mm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Comic Sans MS"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nom pièce</text:p>
          </table:table-cell>
          <table:table-cell table:style-name="ce7" office:value-type="string" calcext:value-type="string">
            <text:p>Code produit</text:p>
          </table:table-cell>
          <table:table-cell table:style-name="ce1" office:value-type="string" calcext:value-type="string">
            <text:p>prix ttc</text:p>
          </table:table-cell>
          <table:table-cell table:style-name="ce1" office:value-type="string" calcext:value-type="string">
            <text:p>Quantite</text:p>
          </table:table-cell>
          <table:table-cell table:style-name="ce14" office:value-type="string" calcext:value-type="string">
            <text:p>lien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7"/>
          <table:table-cell table:style-name="ce1" table:number-columns-repeated="2"/>
          <table:table-cell table:style-name="ce14"/>
          <table:table-cell table:style-name="ce1" table:number-columns-repeated="1019"/>
        </table:table-row>
        <table:table-row table:style-name="ro2">
          <table:table-cell table:style-name="ce2" office:value-type="string" calcext:value-type="string" table:number-columns-spanned="3" table:number-rows-spanned="1">
            <text:p>convoyeur</text:p>
          </table:table-cell>
          <table:covered-table-cell table:style-name="ce8"/>
          <table:covered-table-cell table:style-name="ce12"/>
          <table:table-cell table:style-name="ce12"/>
          <table:table-cell table:style-name="ce15"/>
          <table:table-cell table:style-name="ce12" table:number-columns-repeated="1019"/>
        </table:table-row>
        <table:table-row table:style-name="ro3">
          <table:table-cell table:style-name="ce3" office:value-type="string" calcext:value-type="string">
            <text:p>Carte Arduino Uno Rev3</text:p>
          </table:table-cell>
          <table:table-cell table:style-name="ce3" office:value-type="string" calcext:value-type="string">
            <text:p>1275279 - 62</text:p>
          </table:table-cell>
          <table:table-cell office:value-type="float" office:value="26.99" calcext:value-type="float">
            <text:p>26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carte-arduino-uno-rev3-version-dip-atmega328-1275279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rduino PROTO SHIELD </text:p>
          </table:table-cell>
          <table:table-cell table:style-name="ce3" office:value-type="string" calcext:value-type="string">
            <text:p>1969858 - 62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arduino-proto-shield-carte-de-developpement-1969858.html?vat=true&amp;utm_source=google&amp;utm_medium=surfaces&amp;utm_campaign=shopping-feed&amp;utm_content=free-google-shopping-clicks&amp;utm_term=1969858&amp;gclid=EAIaIQobChMIicOk1M7Y-gIVA-7mCh0F8wS4EAQYAiABEgJwH_D_Bw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AKERFACTORY MF-6402411 Module de commande de moteur pas à pas</text:p>
          </table:table-cell>
          <table:table-cell office:value-type="string" calcext:value-type="string">
            <text:p>2134137 – 62</text:p>
          </table:table-cell>
          <table:table-cell office:value-type="float" office:value="8.49" calcext:value-type="float">
            <text:p>8,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makerfactory-mf-6402411-module-de-commande-de-moteur-pas-a-pas-1-pc-s-2134137.html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HN Power HNP12-120L6 Bloc d'alimentation à tension fixe 12 V/DC 1000 mA 12 W stabilisé</text:p>
          </table:table-cell>
          <table:table-cell table:style-name="ce3" office:value-type="string" calcext:value-type="string">
            <text:p>1527554 – 62</text:p>
          </table:table-cell>
          <table:table-cell table:style-name="ce13" office:value-type="string" calcext:value-type="string">
            <text:p>9,49 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https://www.conrad.fr/fr/p/hn-power-hnp12-120l6-bloc-d-alimentation-a-tension-fixe-12-v-dc-1000-ma-12-w-stabilise-1527554.html?vat=true&amp;utm_source=google&amp;utm_medium=surfaces&amp;utm_campaign=shopping-feed&amp;utm_content=free-google-shopping-clicks&amp;utm_term=1527554&amp;gclid=CjwKCAjwqJSaBhBUEiwAg5W9p2GKd521FAg7zWyOzAl5teby3VETvYNkxBl7998rZDJNxcOZtED0MBoC-5sQAvD_BwE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Bearing 626 2Z Roulement</text:p>
          </table:table-cell>
          <table:table-cell table:style-name="ce5" office:value-type="string" calcext:value-type="string">
            <text:p>198844 - 62</text:p>
          </table:table-cell>
          <table:table-cell office:value-type="float" office:value="3.55" calcext:value-type="float">
            <text:p>3,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onrad.fr/fr/p/ubc-bearing-626-2z-roulement-a-billes-radial-6-mm-exterieur-19-mm-regime-max-32000-tr-min-198844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is hexagonales 100 pc(s) M4 25 mm</text:p>
          </table:table-cell>
          <table:table-cell table:style-name="ce5" office:value-type="string" calcext:value-type="string">
            <text:p>130626 - 62</text:p>
          </table:table-cell>
          <table:table-cell office:value-type="float" office:value="6.99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vis-hexagonales-toolcraft-130626-100-pc-s-m4-25-mm-tete-hexagonale-6-pans-exterieurs-acier-n-a-130626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Écrou hexagonal M4 100 pc(s)</text:p>
          </table:table-cell>
          <table:table-cell table:style-name="ce5" office:value-type="string" calcext:value-type="string">
            <text:p>2287033 - 62</text:p>
          </table:table-cell>
          <table:table-cell office:value-type="float" office:value="2.81" calcext:value-type="float">
            <text:p>2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toolcraft-to-6861099-ecrou-hexagonal-m4-din-934-acier-inoxydable-v2a-a2-100-pc-s-2287033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is M3 20mm 100 pc(s)</text:p>
          </table:table-cell>
          <table:table-cell table:style-name="ce5" office:value-type="string" calcext:value-type="string">
            <text:p>814733 - 62</text:p>
          </table:table-cell>
          <table:table-cell office:value-type="float" office:value="2.81" calcext:value-type="float">
            <text:p>2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vis-cylindrique-toolcraft-814733-100-pc-s-m3-20-mm-tete-cylindrique-plat-acier-n-a-814733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Ecrou M3 100pcs</text:p>
          </table:table-cell>
          <table:table-cell table:style-name="ce5" office:value-type="string" calcext:value-type="string">
            <text:p>2287032 - 62</text:p>
          </table:table-cell>
          <table:table-cell office:value-type="float" office:value="2.81" calcext:value-type="float">
            <text:p>2,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toolcraft-to-6861096-ecrou-hexagonal-m3-din-934-acier-inoxydable-v2a-a2-100-pc-s-2287032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vis M6 20mm 100pcs</text:p>
          </table:table-cell>
          <table:table-cell table:style-name="ce5" office:value-type="string" calcext:value-type="string">
            <text:p>128222 - 62</text:p>
          </table:table-cell>
          <table:table-cell office:value-type="float" office:value="6.49" calcext:value-type="float">
            <text:p>6,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vis-hexagonales-toolcraft-128222-100-pc-s-m6-20-mm-tete-hexagonale-6-pans-exterieurs-acier-n-a-128222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Ecrou M6 <text:s/>100pcs</text:p>
          </table:table-cell>
          <table:table-cell table:style-name="ce5" office:value-type="string" calcext:value-type="string">
            <text:p>131827 - 62</text:p>
          </table:table-cell>
          <table:table-cell office:value-type="float" office:value="3.52" calcext:value-type="float">
            <text:p>3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ecrou-hexagonal-toolcraft-131827-acier-zingue-galvanise-de-qualite-8-m6-100-pc-s-131827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Bouton poussoir</text:p>
          </table:table-cell>
          <table:table-cell table:style-name="ce3" office:value-type="string" calcext:value-type="string">
            <text:p>1566643 - 62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tru-components-pbs-18b-701837-bouton-poussoir-a-pression-50-v-dc-ac-0-025-a-1-x-off-on-a-rappel-1-pc-s-1566643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ige filetee M6 85mm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5"/>
          <table:table-cell table:style-name="ce9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3" table:number-rows-spanned="1">
            <text:p>bras articul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Carte Arduino Uno Rev3</text:p>
          </table:table-cell>
          <table:table-cell table:style-name="ce3" office:value-type="string" calcext:value-type="string">
            <text:p>1275279 - 62</text:p>
          </table:table-cell>
          <table:table-cell office:value-type="float" office:value="26.99" calcext:value-type="float">
            <text:p>26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carte-arduino-uno-rev3-version-dip-atmega328-1275279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rduino PROTO SHIELD </text:p>
          </table:table-cell>
          <table:table-cell table:style-name="ce3" office:value-type="string" calcext:value-type="string">
            <text:p>1969858 - 62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arduino-proto-shield-carte-de-developpement-1969858.html?vat=true&amp;utm_source=google&amp;utm_medium=surfaces&amp;utm_campaign=shopping-feed&amp;utm_content=free-google-shopping-clicks&amp;utm_term=1969858&amp;gclid=EAIaIQobChMIicOk1M7Y-gIVA-7mCh0F8wS4EAQYAiABEgJwH_D_BwE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HN Power HNP12-120L6 Bloc d'alimentation à tension fixe 12 V/DC 1000 mA 12 W stabilisé</text:p>
          </table:table-cell>
          <table:table-cell table:style-name="ce3" office:value-type="string" calcext:value-type="string">
            <text:p>1527554 – 62</text:p>
          </table:table-cell>
          <table:table-cell table:style-name="ce13" office:value-type="string" calcext:value-type="string">
            <text:p>9,49 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https://www.conrad.fr/fr/p/hn-power-hnp12-120l6-bloc-d-alimentation-a-tension-fixe-12-v-dc-1000-ma-12-w-stabilise-1527554.html?vat=true&amp;utm_source=google&amp;utm_medium=surfaces&amp;utm_campaign=shopping-feed&amp;utm_content=free-google-shopping-clicks&amp;utm_term=1527554&amp;gclid=CjwKCAjwqJSaBhBUEiwAg5W9p2GKd521FAg7zWyOzAl5teby3VETvYNkxBl7998rZDJNxcOZtED0MBoC-5sQAvD_Bw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résistance 1 kohm</text:p>
          </table:table-cell>
          <table:table-cell table:style-name="ce10" office:value-type="string" calcext:value-type="string">
            <text:p>1417699 – 62</text:p>
          </table:table-cell>
          <table:table-cell office:value-type="float" office:value="0.08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onrad.fr/fr/p/resistance-a-couche-carbone-yageo-cfr25j1k0h-1-k-sortie-axiale-0207-0-25-w-1-pc-s-1417699.html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servomoteur sg90</text:p>
          </table:table-cell>
          <table:table-cell table:style-name="ce3" office:value-type="string" calcext:value-type="string">
            <text:p>2148502 - 62</text:p>
          </table:table-cell>
          <table:table-cell office:value-type="float" office:value="6.99" calcext:value-type="float">
            <text:p>6,9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ttps://www.conrad.fr/fr/p/reely-mini-servomoteur-analogique-materiau-entrainement-plastique-systeme-de-connecteur-jr-2148502.html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servomoteur mg995</text:p>
          </table:table-cell>
          <table:table-cell table:style-name="ce10" office:value-type="string" calcext:value-type="string">
            <text:p>2481920 – 62</text:p>
          </table:table-cell>
          <table:table-cell office:value-type="float" office:value="11.99" calcext:value-type="float">
            <text:p>11,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nrad.fr/fr/p/whadda-wpm603-carte-de-developpement-1-pc-s-2481920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Bouton poussoir</text:p>
          </table:table-cell>
          <table:table-cell table:style-name="ce3" office:value-type="string" calcext:value-type="string">
            <text:p>1566643 - 62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tru-components-pbs-18b-701837-bouton-poussoir-a-pression-50-v-dc-ac-0-025-a-1-x-off-on-a-rappel-1-pc-s-1566643.html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carte adaptation arduino uno servo</text:p>
          </table:table-cell>
          <table:table-cell table:style-name="ce10"/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allonge cordon servo moteu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hc05 shield bluetoo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portique</text:p>
          </table:table-cell>
          <table:covered-table-cell table:style-name="ce11"/>
          <table:covered-table-cell table:style-name="ce2"/>
          <table:table-cell table:style-name="ce2"/>
          <table:table-cell table:number-columns-repeated="1020"/>
        </table:table-row>
        <table:table-row table:style-name="ro3">
          <table:table-cell table:style-name="ce3" office:value-type="string" calcext:value-type="string">
            <text:p>Carte Arduino Uno Rev3</text:p>
          </table:table-cell>
          <table:table-cell table:style-name="ce3" office:value-type="string" calcext:value-type="string">
            <text:p>1275279 - 62</text:p>
          </table:table-cell>
          <table:table-cell office:value-type="float" office:value="26.99" calcext:value-type="float">
            <text:p>26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carte-arduino-uno-rev3-version-dip-atmega328-1275279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rduino PROTO SHIELD </text:p>
          </table:table-cell>
          <table:table-cell table:style-name="ce3" office:value-type="string" calcext:value-type="string">
            <text:p>1969858 - 62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arduino-proto-shield-carte-de-developpement-1969858.html?vat=true&amp;utm_source=google&amp;utm_medium=surfaces&amp;utm_campaign=shopping-feed&amp;utm_content=free-google-shopping-clicks&amp;utm_term=1969858&amp;gclid=EAIaIQobChMIicOk1M7Y-gIVA-7mCh0F8wS4EAQYAiABEgJwH_D_BwE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HN Power HNP12-120L6 Bloc d'alimentation à tension fixe 12 V/DC 1000 mA 12 W stabilisé</text:p>
          </table:table-cell>
          <table:table-cell table:style-name="ce3" office:value-type="string" calcext:value-type="string">
            <text:p>1527554 – 62</text:p>
          </table:table-cell>
          <table:table-cell table:style-name="ce13" office:value-type="string" calcext:value-type="string">
            <text:p>9,49 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https://www.conrad.fr/fr/p/hn-power-hnp12-120l6-bloc-d-alimentation-a-tension-fixe-12-v-dc-1000-ma-12-w-stabilise-1527554.html?vat=true&amp;utm_source=google&amp;utm_medium=surfaces&amp;utm_campaign=shopping-feed&amp;utm_content=free-google-shopping-clicks&amp;utm_term=1527554&amp;gclid=CjwKCAjwqJSaBhBUEiwAg5W9p2GKd521FAg7zWyOzAl5teby3VETvYNkxBl7998rZDJNxcOZtED0MBoC-5sQAvD_Bw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EN-KY032IR</text:p>
          </table:table-cell>
          <table:table-cell table:style-name="ce3" office:value-type="string" calcext:value-type="string">
            <text:p>2306254 - 62</text:p>
          </table:table-cell>
          <table:table-cell office:value-type="float" office:value="3.28" calcext:value-type="float">
            <text:p>3,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joy-it-sen-ky032ir-emetteur-infrarouge-ir-1-pc-s-convient-pour-kits-de-developpement-arduino-micro-bit-raspberry-2306254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<text:s/>Colorimeter TCS3200</text:p>
          </table:table-cell>
          <table:table-cell table:style-name="ce3" office:value-type="string" calcext:value-type="string">
            <text:p>1503748 – 62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https://www.conrad.fr/fr/p/carte-d-extension-arduino-joy-it-colorimeter-tcs3200-noir-1-pc-s-1503748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Led multicolore 5mm</text:p>
          </table:table-cell>
          <table:table-cell table:style-name="ce3" office:value-type="string" calcext:value-type="string">
            <text:p>1050466 - 62</text:p>
          </table:table-cell>
          <table:table-cell office:value-type="float" office:value="1.09" calcext:value-type="float">
            <text:p>1,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onrad.fr/fr/p/kingbright-l-154a4surkqbdzgw-led-multicolore-rouge-bleu-vert-rond-5-mm-200-mcd-300-mcd-1300-mcd-60-20-ma-1-95-v-1050466.html?vat=true&amp;utm_source=google&amp;utm_medium=surfaces&amp;utm_campaign=shopping-feed&amp;utm_content=free-google-shopping-clicks&amp;utm_term=1050466&amp;gclid=EAIaIQobChMIranlu9TY-gIVA7LVCh0kxg5CEAQYBSABEgIKl_D_Bw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Bouton poussoir</text:p>
          </table:table-cell>
          <table:table-cell table:style-name="ce3" office:value-type="string" calcext:value-type="string">
            <text:p>1566643 - 62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nrad.fr/fr/p/tru-components-pbs-18b-701837-bouton-poussoir-a-pression-50-v-dc-ac-0-025-a-1-x-off-on-a-rappel-1-pc-s-1566643.htm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esistance 220 ohm</text:p>
          </table:table-cell>
          <table:table-cell table:style-name="ce3" office:value-type="string" calcext:value-type="string">
            <text:p>1584804 - 62</text:p>
          </table:table-cell>
          <table:table-cell office:value-type="float" office:value="0.11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onrad.fr/fr/p/resistance-a-couche-carbone-tru-components-tc-cfr0w4j0221a50203-1584804-220-sortie-axiale-0207-0-25-w-1-pc-s-1584804.html</text:p>
          </table:table-cell>
          <table:table-cell table:number-columns-repeated="1019"/>
        </table:table-row>
        <table:table-row table:style-name="ro4">
          <table:table-cell table:style-name="ce4"/>
          <table:table-cell table:number-columns-repeated="1023"/>
        </table:table-row>
        <table:table-row table:style-name="ro4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4">00/00/0000</text:date>, <text:time style:data-style-name="N2" text:time-value="17:05:00.875592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12:12:11.222159995</meta:creation-date>
    <dc:date>2022-10-14T17:27:49.323267468</dc:date>
    <meta:editing-duration>PT6H36M17S</meta:editing-duration>
    <meta:editing-cycles>33</meta:editing-cycles>
    <meta:generator>LibreOffice/5.1.6.2$Linux_X86_64 LibreOffice_project/10m0$Build-2</meta:generator>
    <meta:document-statistic meta:table-count="1" meta:cell-count="151" meta:object-count="0"/>
  </office:meta>
</office:document-meta>
</file>